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RepositoryTransactionHelper.commitTr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TransactionHelper.rollbackTr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TransactionHelper.supportsLo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TransactionHelper.lock( String uri , int time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TransactionHelper.supportsTrans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TransactionHelper.beginTr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TransactionHelper.unlock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RepositoryTransactionHelper.lock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RepositoryTransactionHelper.WebDAVRepositoryTransactionHelper( CredentialsToken credentials , WebDAVRepository rep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